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36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5.44cm"/>
    </style:style>
    <style:style style:name="co4" style:family="table-column">
      <style:table-column-properties fo:break-before="auto" style:column-width="4.646cm"/>
    </style:style>
    <style:style style:name="co5" style:family="table-column">
      <style:table-column-properties fo:break-before="auto" style:column-width="1.584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2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6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33cc66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47b8b8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ffff66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06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n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4.7uF</text:p>
          </table:table-cell>
          <table:table-cell table:style-name="ce4" office:value-type="string">
            <text:p>Ceramic, LSR, 0805</text:p>
          </table:table-cell>
          <table:table-cell office:value-type="string">
            <text:p>VJ0805V475ZXQTW1BC</text:p>
          </table:table-cell>
          <table:table-cell table:style-name="ce4"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4.7uF X7R 0805</text:p>
          </table:table-cell>
          <table:table-cell office:value-type="string">
            <text:p>X7R cap, 0805</text:p>
          </table:table-cell>
          <table:table-cell office:value-type="string">
            <text:p>C2012X7R1A475M125A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220nF</text:p>
          </table:table-cell>
          <table:table-cell table:style-name="ce4" office:value-type="string">
            <text:p>Ceramic, LSR, 0603</text:p>
          </table:table-cell>
          <table:table-cell office:value-type="string">
            <text:p>CC0603KRX7R7BB224</text:p>
          </table:table-cell>
          <table:table-cell table:style-name="ce4"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uF X7R 0805</text:p>
          </table:table-cell>
          <table:table-cell office:value-type="string">
            <text:p>X7R cap, 0805</text:p>
          </table:table-cell>
          <table:table-cell office:value-type="string">
            <text:p>VJ0805Y105KXQTW1B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22uF</text:p>
          </table:table-cell>
          <table:table-cell office:value-type="string">
            <text:p>Electrolytic, 5x5.3x5.3</text:p>
          </table:table-cell>
          <table:table-cell office:value-type="string">
            <text:p>AVE226M10C12T-F</text:p>
          </table:table-cell>
          <table:table-cell/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Green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office:value-type="string">
            <text:p>Orang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Red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office:value-type="string">
            <text:p>Blu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Resettable fuse </text:p>
          </table:table-cell>
          <table:table-cell office:value-type="string">
            <text:p>MF-MSMF050-2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P_5</text:p>
          </table:table-cell>
          <table:table-cell office:value-type="string">
            <text:p>SWD debug connector</text:p>
          </table:table-cell>
          <table:table-cell office:value-type="string">
            <text:p>B5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office:value-type="string">
            <text:p>ADC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office:value-type="string">
            <text:p>Power connector</text:p>
          </table:table-cell>
          <table:table-cell office:value-type="string">
            <text:p>S3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office:value-type="string">
            <text:p>Ferrite cheap beads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  <table:table-cell office:value-type="string">
            <text:p>Dynamixel Connector</text:p>
          </table:table-cell>
          <table:table-cell office:value-type="string">
            <text:p>B2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I2C Power Connector</text:p>
          </table:table-cell>
          <table:table-cell office:value-type="string">
            <text:p>S2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MOS_N</text:p>
          </table:table-cell>
          <table:table-cell office:value-type="string">
            <text:p>SOT-23</text:p>
          </table:table-cell>
          <table:table-cell office:value-type="string">
            <text:p>?¿</text:p>
          </table:table-cell>
          <table:table-cell/>
          <table:table-cell table:style-name="ce8" office:value-type="string">
            <text:p>SOT-23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22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7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6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table:formula="of:=-[.F102]" office:value-type="float" office:value="0">
            <text:p>#VALUE!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7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L3GD20</text:p>
          </table:table-cell>
          <table:table-cell office:value-type="string">
            <text:p>Gyro, LGA-16</text:p>
          </table:table-cell>
          <table:table-cell office:value-type="string">
            <text:p>-</text:p>
          </table:table-cell>
          <table:table-cell table:style-name="ce5" office:value-type="currency" office:currency="EUR" office:value="5.41">
            <text:p>5,41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table:style-name="ce2" office:value-type="string">
            <text:p>U2</text:p>
          </table:table-cell>
          <table:table-cell table:style-name="ce2" office:value-type="string">
            <text:p>LSM303DLHC</text:p>
          </table:table-cell>
          <table:table-cell table:style-name="ce2" office:value-type="string">
            <text:p>Acc, LGA-14 (L)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1" office:value-type="string">
            <text:p>No Footprint</text:p>
          </table:table-cell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MCP1825S</text:p>
          </table:table-cell>
          <table:table-cell table:style-name="ce2" office:value-type="string">
            <text:p>LDO 3V, <text:s/>SOT-223</text:p>
          </table:table-cell>
          <table:table-cell table:style-name="ce2" office:value-type="string">
            <text:p>MCP1825S-3002E/DB</text:p>
          </table:table-cell>
          <table:table-cell table:style-name="ce6" office:value-type="currency" office:currency="EUR" office:value="0.448">
            <text:p>0,45 €</text:p>
          </table:table-cell>
          <table:table-cell table:style-name="ce12" office:value-type="string">
            <text:p>Footprin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office:value-type="string">
            <text:p>TQFP100</text:p>
          </table:table-cell>
          <table:table-cell office:value-type="string">
            <text:p>-</text:p>
          </table:table-cell>
          <table:table-cell table:style-name="ce5" office:value-type="currency" office:currency="EUR" office:value="12.79">
            <text:p>12,79 €</text:p>
          </table:table-cell>
          <table:table-cell table:style-name="ce13" office:value-type="string">
            <text:p>Don't know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office:value-type="string">
            <text:p>xBee SMD pin strips</text:p>
          </table:table-cell>
          <table:table-cell office:value-type="string">
            <text:p>DigiKey: S5902-10-ND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74AHC2G126</text:p>
          </table:table-cell>
          <table:table-cell office:value-type="string">
            <text:p>Buffers, VSSOP8</text:p>
          </table:table-cell>
          <table:table-cell office:value-type="string">
            <text:p>74AHC2G126DC,125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9" office:value-type="string">
            <text:p>Footprint</text:p>
          </table:table-cell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office:value-type="string">
            <text:p>USB mini type B</text:p>
          </table:table-cell>
          <table:table-cell office:value-type="string">
            <text:p>Ask for it</text:p>
          </table:table-cell>
          <table:table-cell/>
          <table:table-cell table:style-name="ce8" office:value-type="string">
            <text:p>Footprint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8MHz, 30ppm, 18pF</text:p>
          </table:table-cell>
          <table:table-cell office:value-type="string">
            <text:p>7A-8.000MAAJ-T</text:p>
          </table:table-cell>
          <table:table-cell table:style-name="ce5" office:value-type="currency" office:currency="EUR" office:value="0.6">
            <text:p>0,60 €</text:p>
          </table:table-cell>
          <table:table-cell table:style-name="ce9" office:value-type="string">
            <text:p>Custom (done)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" office:value-type="string">
            <text:p>Total price:</text:p>
          </table:table-cell>
          <table:table-cell table:style-name="ce3" table:formula="of:=SUM([.E2:.E110])" office:value-type="currency" office:currency="EUR" office:value="21.437">
            <text:p>21,44 €</text:p>
          </table:table-cell>
          <table:table-cell table:style-name="ce3" table:formula="of:=1.21*[.C113]" office:value-type="currency" office:currency="EUR" office:value="25.93877">
            <text:p>25,94 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orst case ( 1 board )</text:p>
          </table:table-cell>
          <table:table-cell office:value-type="string">
            <text:p>VAT included</text:p>
          </table:table-cell>
          <table:table-cell table:number-columns-repeated="2"/>
        </table:table-row>
        <table:table-row table:style-name="ro1" table:number-rows-repeated="10484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0.1u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2</text:p>
          </table:table-cell>
          <table:table-cell office:value-type="string">
            <text:p>10n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3</text:p>
          </table:table-cell>
          <table:table-cell office:value-type="string">
            <text:p>0.1u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4</text:p>
          </table:table-cell>
          <table:table-cell office:value-type="string">
            <text:p>2.2n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5</text:p>
          </table:table-cell>
          <table:table-cell office:value-type="string">
            <text:p>100n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6</text:p>
          </table:table-cell>
          <table:table-cell office:value-type="string">
            <text:p>24p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7</text:p>
          </table:table-cell>
          <table:table-cell office:value-type="string">
            <text:p>24p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8</text:p>
          </table:table-cell>
          <table:table-cell office:value-type="string">
            <text:p>4.7u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9</text:p>
          </table:table-cell>
          <table:table-cell office:value-type="string">
            <text:p>1u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10</text:p>
          </table:table-cell>
          <table:table-cell office:value-type="string">
            <text:p>1u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11</text:p>
          </table:table-cell>
          <table:table-cell office:value-type="string">
            <text:p>100n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12</text:p>
          </table:table-cell>
          <table:table-cell office:value-type="string">
            <text:p>100n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13</text:p>
          </table:table-cell>
          <table:table-cell office:value-type="string">
            <text:p>4.7uF X7R 0805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14</text:p>
          </table:table-cell>
          <table:table-cell office:value-type="string">
            <text:p>220n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15</text:p>
          </table:table-cell>
          <table:table-cell office:value-type="string">
            <text:p>1uF X7R 0805</text:p>
          </table:table-cell>
          <table:table-cell table:style-name="ce4" table:number-columns-repeated="2"/>
          <table:table-cell table:style-name="ce14"/>
          <table:table-cell table:style-name="ce16"/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table:style-name="ce4" table:number-columns-repeated="2"/>
          <table:table-cell table:style-name="ce14"/>
          <table:table-cell table:style-name="ce16"/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21</text:p>
          </table:table-cell>
          <table:table-cell office:value-type="string">
            <text:p>2.2u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22</text:p>
          </table:table-cell>
          <table:table-cell office:value-type="string">
            <text:p>100n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25</text:p>
          </table:table-cell>
          <table:table-cell office:value-type="string">
            <text:p>22u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26</text:p>
          </table:table-cell>
          <table:table-cell office:value-type="string">
            <text:p>100n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27</text:p>
          </table:table-cell>
          <table:table-cell office:value-type="string">
            <text:p>100nF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C28</text:p>
          </table:table-cell>
          <table:table-cell office:value-type="string">
            <text:p>1uF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C29</text:p>
          </table:table-cell>
          <table:table-cell office:value-type="string">
            <text:p>1uF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JP1</text:p>
          </table:table-cell>
          <table:table-cell office:value-type="string">
            <text:p>JUMPER3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JP2</text:p>
          </table:table-cell>
          <table:table-cell office:value-type="string">
            <text:p>JP_5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JP6</text:p>
          </table:table-cell>
          <table:table-cell office:value-type="string">
            <text:p>JUMPER-2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Q1</text:p>
          </table:table-cell>
          <table:table-cell office:value-type="string">
            <text:p>MOS_N_DIODE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Q8</text:p>
          </table:table-cell>
          <table:table-cell office:value-type="string">
            <text:p>MOS_N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Q9</text:p>
          </table:table-cell>
          <table:table-cell office:value-type="string">
            <text:p>MOS_N_DIODE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1</text:p>
          </table:table-cell>
          <table:table-cell office:value-type="string">
            <text:p>10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2</text:p>
          </table:table-cell>
          <table:table-cell office:value-type="string">
            <text:p>22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3</text:p>
          </table:table-cell>
          <table:table-cell office:value-type="float" office:value="47">
            <text:p>47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4</text:p>
          </table:table-cell>
          <table:table-cell office:value-type="string">
            <text:p>4.7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5</text:p>
          </table:table-cell>
          <table:table-cell office:value-type="float" office:value="510">
            <text:p>510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6</text:p>
          </table:table-cell>
          <table:table-cell office:value-type="float" office:value="680">
            <text:p>680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7</text:p>
          </table:table-cell>
          <table:table-cell office:value-type="float" office:value="680">
            <text:p>680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8</text:p>
          </table:table-cell>
          <table:table-cell office:value-type="float" office:value="680">
            <text:p>680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9</text:p>
          </table:table-cell>
          <table:table-cell office:value-type="string">
            <text:p>4.7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10</text:p>
          </table:table-cell>
          <table:table-cell office:value-type="float" office:value="510">
            <text:p>510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11</text:p>
          </table:table-cell>
          <table:table-cell office:value-type="float" office:value="510">
            <text:p>510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15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29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30</text:p>
          </table:table-cell>
          <table:table-cell office:value-type="string">
            <text:p>4.7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31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table:style-name="ce14"/>
          <table:table-cell table:style-name="ce4"/>
          <table:table-cell table:style-name="ce15"/>
          <table:table-cell table:style-name="ce16"/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table:style-name="ce14"/>
          <table:table-cell table:style-name="ce4"/>
          <table:table-cell table:style-name="ce15"/>
          <table:table-cell table:style-name="ce16"/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ce14"/>
          <table:table-cell table:style-name="ce4"/>
          <table:table-cell table:style-name="ce15"/>
          <table:table-cell table:style-name="ce16"/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U1</text:p>
          </table:table-cell>
          <table:table-cell office:value-type="string">
            <text:p>MPU-6050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U2</text:p>
          </table:table-cell>
          <table:table-cell office:value-type="string">
            <text:p>HMC5883L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U3</text:p>
          </table:table-cell>
          <table:table-cell office:value-type="string">
            <text:p>MCP1825S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table:style-name="ce4" table:number-columns-repeated="3"/>
          <table:table-cell table:style-name="ce16"/>
        </table:table-row>
        <table:table-row table:style-name="ro1">
          <table:table-cell office:value-type="string">
            <text:p>U6</text:p>
          </table:table-cell>
          <table:table-cell office:value-type="string">
            <text:p>74AHC2G126</text:p>
          </table:table-cell>
          <table:table-cell table:style-name="ce4" table:number-columns-repeated="2"/>
          <table:table-cell table:style-name="ce15"/>
          <table:table-cell table:style-name="ce16"/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table:number-columns-repeated="4"/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table:style-name="Default" table:number-columns-repeated="4"/>
        </table:table-row>
        <table:table-row table:style-name="ro1" table:number-rows-repeated="4">
          <table:table-cell table:style-name="Default" table:number-columns-repeated="6"/>
        </table:table-row>
        <table:table-row table:style-name="ro1" table:number-rows-repeated="1048459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19/02/2014</text:date>, <text:time>14:1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4:14:18</dc:date>
    <dc:creator>david </dc:creator>
    <meta:generator>LibreOffice/3.4$Linux LibreOffice_project/340m1$Build-402</meta:generator>
    <meta:editing-duration>P1DT12H3M23S</meta:editing-duration>
    <meta:editing-cycles>69</meta:editing-cycles>
    <meta:document-statistic meta:table-count="2" meta:cell-count="810" meta:object-count="0"/>
  </office:meta>
</office:document-meta>
</file>